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NodeFactory.buildItem( Session session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Factory.isSha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Factory.set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Factory.getIte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